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6a98" officeooo:paragraph-rsid="00066a98"/>
    </style:style>
    <style:style style:name="P2" style:family="paragraph" style:parent-style-name="Standard">
      <style:text-properties officeooo:rsid="00085c07" officeooo:paragraph-rsid="00085c07"/>
    </style:style>
    <style:style style:name="P3" style:family="paragraph" style:parent-style-name="Standard">
      <style:text-properties officeooo:rsid="000aa74c" officeooo:paragraph-rsid="000aa74c"/>
    </style:style>
    <style:style style:name="P4" style:family="paragraph" style:parent-style-name="Standard">
      <style:text-properties officeooo:rsid="000be531" officeooo:paragraph-rsid="000be531"/>
    </style:style>
    <style:style style:name="P5" style:family="paragraph" style:parent-style-name="Standard">
      <style:text-properties officeooo:rsid="000c2991" officeooo:paragraph-rsid="000c2991"/>
    </style:style>
    <style:style style:name="P6" style:family="paragraph" style:parent-style-name="Standard" style:master-page-name="">
      <style:paragraph-properties fo:margin-left="1.499cm" fo:margin-right="0cm" fo:text-indent="-1.401cm" style:auto-text-indent="false" style:page-number="auto"/>
      <style:text-properties officeooo:rsid="00066a98" officeooo:paragraph-rsid="00066a98"/>
    </style:style>
    <style:style style:name="P7" style:family="paragraph" style:parent-style-name="Standard" style:master-page-name="">
      <style:paragraph-properties fo:margin-left="1.6cm" fo:margin-right="0cm" fo:text-indent="-1.6cm" style:auto-text-indent="false" style:page-number="auto"/>
      <style:text-properties officeooo:paragraph-rsid="00066a98"/>
    </style:style>
    <style:style style:name="P8" style:family="paragraph" style:parent-style-name="Standard" style:master-page-name="">
      <style:paragraph-properties fo:margin-left="-2cm" fo:margin-right="0cm" fo:text-indent="0cm" style:auto-text-indent="false" style:page-number="auto"/>
      <style:text-properties officeooo:rsid="00066a98" officeooo:paragraph-rsid="00066a98"/>
    </style:style>
    <style:style style:name="P9" style:family="paragraph" style:parent-style-name="Normal">
      <style:text-properties fo:font-weight="bold" officeooo:paragraph-rsid="000e044b" style:font-weight-asian="bold" style:font-weight-complex="bold"/>
    </style:style>
    <style:style style:name="P10" style:family="paragraph" style:parent-style-name="Normal">
      <style:text-properties fo:font-weight="bold" officeooo:paragraph-rsid="000f1123" style:font-weight-asian="bold" style:font-weight-complex="bold"/>
    </style:style>
    <style:style style:name="P11" style:family="paragraph" style:parent-style-name="Normal">
      <style:text-properties fo:font-weight="bold" officeooo:paragraph-rsid="000f20e2" style:font-weight-asian="bold" style:font-weight-complex="bold"/>
    </style:style>
    <style:style style:name="P12" style:family="paragraph" style:parent-style-name="Normal">
      <style:text-properties fo:font-weight="bold" officeooo:paragraph-rsid="00100931" style:font-weight-asian="bold" style:font-weight-complex="bold"/>
    </style:style>
    <style:style style:name="P13" style:family="paragraph" style:parent-style-name="Normal">
      <style:text-properties fo:font-weight="bold" officeooo:rsid="00100931" officeooo:paragraph-rsid="00100931" style:font-weight-asian="bold" style:font-weight-complex="bold"/>
    </style:style>
    <style:style style:name="P14" style:family="paragraph" style:parent-style-name="Normal">
      <style:text-properties fo:font-weight="bold" officeooo:paragraph-rsid="0015dd02" style:font-weight-asian="bold" style:font-weight-complex="bold"/>
    </style:style>
    <style:style style:name="P15" style:family="paragraph" style:parent-style-name="Normal">
      <style:text-properties officeooo:paragraph-rsid="000e044b"/>
    </style:style>
    <style:style style:name="P16" style:family="paragraph" style:parent-style-name="Normal">
      <style:text-properties officeooo:paragraph-rsid="000f1123"/>
    </style:style>
    <style:style style:name="P17" style:family="paragraph" style:parent-style-name="Normal">
      <style:text-properties officeooo:rsid="000f1123" officeooo:paragraph-rsid="000f1123"/>
    </style:style>
    <style:style style:name="P18" style:family="paragraph" style:parent-style-name="Normal">
      <style:text-properties officeooo:rsid="000f1123" officeooo:paragraph-rsid="000f20e2"/>
    </style:style>
    <style:style style:name="P19" style:family="paragraph" style:parent-style-name="Normal">
      <style:text-properties officeooo:rsid="000f1123" officeooo:paragraph-rsid="00100931"/>
    </style:style>
    <style:style style:name="P20" style:family="paragraph" style:parent-style-name="Normal">
      <style:text-properties officeooo:rsid="000f1123" officeooo:paragraph-rsid="0015dd02"/>
    </style:style>
    <style:style style:name="P21" style:family="paragraph" style:parent-style-name="Normal">
      <style:text-properties officeooo:paragraph-rsid="000f20e2"/>
    </style:style>
    <style:style style:name="P22" style:family="paragraph" style:parent-style-name="Normal">
      <style:text-properties officeooo:rsid="000f20e2" officeooo:paragraph-rsid="000f20e2"/>
    </style:style>
    <style:style style:name="P23" style:family="paragraph" style:parent-style-name="Normal">
      <style:text-properties officeooo:paragraph-rsid="00100931"/>
    </style:style>
    <style:style style:name="P24" style:family="paragraph" style:parent-style-name="Normal">
      <style:text-properties officeooo:paragraph-rsid="0015dd02"/>
    </style:style>
    <style:style style:name="T1" style:family="text">
      <style:text-properties officeooo:rsid="00066a98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85c07" style:font-style-asian="normal" style:font-style-complex="normal"/>
    </style:style>
    <style:style style:name="T4" style:family="text">
      <style:text-properties fo:font-style="normal" officeooo:rsid="000aa74c" style:font-style-asian="normal" style:font-style-complex="normal"/>
    </style:style>
    <style:style style:name="T5" style:family="text">
      <style:text-properties officeooo:rsid="000aa74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f1123" style:font-weight-asian="bold" style:font-weight-complex="bold"/>
    </style:style>
    <style:style style:name="T8" style:family="text">
      <style:text-properties officeooo:rsid="000f1123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f1123" style:font-weight-asian="normal" style:font-weight-complex="normal"/>
    </style:style>
    <style:style style:name="T11" style:family="text">
      <style:text-properties fo:font-weight="normal" officeooo:rsid="000f20e2" style:font-weight-asian="normal" style:font-weight-complex="normal"/>
    </style:style>
    <style:style style:name="T12" style:family="text">
      <style:text-properties fo:font-weight="normal" officeooo:rsid="00100931" style:font-weight-asian="normal" style:font-weight-complex="normal"/>
    </style:style>
    <style:style style:name="T13" style:family="text">
      <style:text-properties fo:font-weight="normal" officeooo:rsid="001154bd" style:font-weight-asian="normal" style:font-weight-complex="normal"/>
    </style:style>
    <style:style style:name="T14" style:family="text">
      <style:text-properties fo:font-weight="normal" officeooo:rsid="00154330" style:font-weight-asian="normal" style:font-weight-complex="normal"/>
    </style:style>
    <style:style style:name="T15" style:family="text">
      <style:text-properties fo:font-weight="normal" officeooo:rsid="0015dd02" style:font-weight-asian="normal" style:font-weight-complex="normal"/>
    </style:style>
    <style:style style:name="T16" style:family="text">
      <style:text-properties officeooo:rsid="000f20e2"/>
    </style:style>
    <style:style style:name="T17" style:family="text">
      <style:text-properties officeooo:rsid="00100931"/>
    </style:style>
    <style:style style:name="T18" style:family="text">
      <style:text-properties officeooo:rsid="001154bd"/>
    </style:style>
    <style:style style:name="T19" style:family="text">
      <style:text-properties officeooo:rsid="0013a868"/>
    </style:style>
    <style:style style:name="T20" style:family="text">
      <style:text-properties officeooo:rsid="00154330"/>
    </style:style>
    <style:style style:name="T21" style:family="text">
      <style:text-properties officeooo:rsid="0015dd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Vision: Enable to modify the existing DOS base system</text:p>
      <text:p text:style-name="P6"/>
      <text:p text:style-name="P8"><text:span text:style-name="T5"><text:tab/> <text:s text:c="6"/></text:span>Mission: Create an inventory system</text:p>
      <text:p text:style-name="P1"/>
      <text:p text:style-name="P7"><text:span text:style-name="T1">Scope:<text:tab/>This system is limited only in the purchasing the item from the supplier, and withdrawal <text:s/>of the item in the warehouse. This also includes the reports of the item such as: IRR(Inventory reciept Report), </text:span><text:span text:style-name="T3"><text:s/>MIV(Material Issuance Voucher), PAR(Property Accountability<text:tab/>Receipt), WRS(Warehouse Requisition Slip).</text:span></text:p>
      <text:p text:style-name="P2"/>
      <text:p text:style-name="P2"><text:span text:style-name="T2">Devilerables: IRR(Inventory reciept Report), <text:s/>MIV(Material Issuance Voucher), PAR(Property <text:tab/>Accountability Receipt), WRS(Warehouse Requisition Slip).</text:span></text:p>
      <text:p text:style-name="P2"/>
      <text:p text:style-name="P2"><text:span text:style-name="T2">Principles: The users convenience is our top priority.</text:span></text:p>
      <text:p text:style-name="P2"/>
      <text:p text:style-name="P2"><text:span text:style-name="T2">Features:</text:span></text:p>
      <text:p text:style-name="P2"><text:span text:style-name="T2">1. Able to record the purchase order</text:span><text:span text:style-name="T4"> (IRR)</text:span></text:p>
      <text:p text:style-name="P2">2. Able to withdraw an item<text:span text:style-name="T5"> (MIV)</text:span></text:p>
      <text:p text:style-name="P2">3. Able to return an item</text:p>
      <text:p text:style-name="P2"/>
      <text:p text:style-name="P3">Acceptance Criteria:</text:p>
      <text:p text:style-name="P4">1.<text:span text:style-name="T3"> Able to record the purchase order</text:span></text:p>
      <text:p text:style-name="P5"><text:span text:style-name="T3"><text:s/></text:span><text:span text:style-name="T2"><text:s/>- make sure that the item is inspected and receive by the property custudian</text:span></text:p>
      <text:p text:style-name="P5">2.Able to withdraw an item</text:p>
      <text:p text:style-name="P5"><text:s/>- make sure that the item has IRR with WRS and PAR</text:p>
      <text:p text:style-name="P5">3. Able to return an item</text:p>
      <text:p text:style-name="P5"><text:s/>- make sure that the item is withdrawn and confirmation from the property custodian.</text:p>
      <text:p text:style-name="P5"/>
      <text:p text:style-name="P5">User Story:</text:p>
      <text:p text:style-name="P5">- As <text:span text:style-name="T18">a custodian</text:span>, I want to enter the purchase item</text:p>
      <text:p text:style-name="P5">- As a <text:span text:style-name="T19">cost center</text:span>, I want to withdrawn an item</text:p>
      <text:p text:style-name="P5">-As a <text:span text:style-name="T19">cost center</text:span>, i want to return the item</text:p>
      <text:p text:style-name="P5"/>
      <text:p text:style-name="P5">Use Case:</text:p>
      <text:p text:style-name="P15"><text:span text:style-name="T6">Name:</text:span><text:span text:style-name="T7"> </text:span><text:span text:style-name="T10">add item</text:span></text:p>
      <text:p text:style-name="P15"><text:span text:style-name="T6">Description: </text:span>Allows a <text:span text:style-name="T20">custodian</text:span> to <text:span text:style-name="T8">add an item to the inventory station </text:span></text:p>
      <text:p text:style-name="P15"><text:span text:style-name="T6">Actor: </text:span><text:span text:style-name="T14">Custodian</text:span></text:p>
      <text:p text:style-name="P15"><text:span text:style-name="T6">Pre-Conditions: </text:span><text:span text:style-name="T14">Custodian</text:span><text:span text:style-name="T10"> has the PO and QE</text:span></text:p>
      <text:p text:style-name="P21"><text:span text:style-name="T6">Post-Conditions: </text:span>The <text:span text:style-name="T20">custodian</text:span> has successfully<text:span text:style-name="T8"> added an item and have an IRR</text:span></text:p>
      <text:p text:style-name="P9">Main Course:</text:p>
      <text:p text:style-name="P15"><text:span text:style-name="T6">1.) </text:span><text:span text:style-name="T10">The </text:span><text:span text:style-name="T14">custodian</text:span><text:span text:style-name="T10"> inputs the necessary information</text:span></text:p>
      <text:p text:style-name="P15"><text:span text:style-name="T6">2.)</text:span> <text:span text:style-name="T8">The system then records the information</text:span></text:p>
      <text:p text:style-name="P16"><text:span text:style-name="T6">3.) </text:span><text:s/><text:span text:style-name="T8">The system then prints an IRR</text:span></text:p>
      <text:p text:style-name="P15"><text:tab/><text:span text:style-name="T6">Exception(s):</text:span></text:p>
      <text:p text:style-name="P15"><text:tab/><text:tab/><text:span text:style-name="T7">1</text:span><text:span text:style-name="T6">a.)</text:span><text:span text:style-name="T7"> </text:span><text:span text:style-name="T10">if pending</text:span></text:p>
      <text:p text:style-name="P17"><text:span text:style-name="T9"><text:tab/><text:tab/><text:tab/>-notify the admin</text:span></text:p>
      <text:p text:style-name="P17"><text:span text:style-name="T9"><text:tab/><text:tab/><text:tab/>-exit <text:s/>use case</text:span></text:p>
      <text:p text:style-name="P17"/>
      <text:p text:style-name="P17"/>
      <text:p text:style-name="P16"><text:soft-page-break/><text:span text:style-name="T6">Description: </text:span><text:span text:style-name="T14">Release</text:span><text:span text:style-name="T8"> an item from the inventory station</text:span></text:p>
      <text:p text:style-name="P16"><text:span text:style-name="T6">Actor: </text:span><text:span text:style-name="T14">Custodian</text:span></text:p>
      <text:p text:style-name="P16"><text:span text:style-name="T6">Pre-Conditions: </text:span><text:span text:style-name="T10">the item has I</text:span><text:span text:style-name="T12">R</text:span><text:span text:style-name="T10">R</text:span></text:p>
      <text:p text:style-name="P16"><text:span text:style-name="T6">Post-Conditions: </text:span>The <text:span text:style-name="T20">cost center</text:span> has successfully<text:span text:style-name="T16"> have an MIV</text:span></text:p>
      <text:p text:style-name="P10">Main Course:</text:p>
      <text:p text:style-name="P16"><text:span text:style-name="T6">1.) </text:span><text:span text:style-name="T11">The </text:span><text:span text:style-name="T14">custodian</text:span><text:span text:style-name="T11"> input an item name and quantity to be withdraw</text:span></text:p>
      <text:p text:style-name="P16"><text:span text:style-name="T6">2.)</text:span> <text:span text:style-name="T8">The system then verifies the input</text:span></text:p>
      <text:p text:style-name="P16"><text:span text:style-name="T6">3.) </text:span><text:s/><text:span text:style-name="T8">The system then print the MIV</text:span></text:p>
      <text:p text:style-name="P16"><text:tab/><text:span text:style-name="T6">Exception(s):</text:span></text:p>
      <text:p text:style-name="P16"><text:tab/><text:tab/><text:span text:style-name="T7">1</text:span><text:span text:style-name="T6">a.)</text:span><text:span text:style-name="T7"> </text:span><text:span text:style-name="T10">if </text:span><text:span text:style-name="T11">the item not found</text:span></text:p>
      <text:p text:style-name="P17"><text:span text:style-name="T9"><text:tab/><text:tab/><text:tab/>-exit <text:s/>use case</text:span></text:p>
      <text:p text:style-name="P22"><text:span text:style-name="T9"><text:tab/><text:tab/></text:span><text:span text:style-name="T6">1b.) </text:span><text:span text:style-name="T9">if the quantity exceeds the quantity item balance</text:span></text:p>
      <text:p text:style-name="P22"><text:tab/><text:tab/><text:tab/>- notify then exit use case</text:p>
      <text:p text:style-name="P22"/>
      <text:p text:style-name="P15"><text:span text:style-name="T6">Description: </text:span>Allows a<text:span text:style-name="T20"> custodian</text:span> to <text:span text:style-name="T16">have a PAR</text:span></text:p>
      <text:p text:style-name="P21"><text:span text:style-name="T6">Actor: </text:span><text:span text:style-name="T14">Custodian</text:span></text:p>
      <text:p text:style-name="P21"><text:span text:style-name="T6">Pre-Conditions: </text:span><text:span text:style-name="T10">the item has I</text:span><text:span text:style-name="T12">R</text:span><text:span text:style-name="T10">R</text:span></text:p>
      <text:p text:style-name="P21"><text:span text:style-name="T6">Post-Conditions: </text:span>The<text:span text:style-name="T20"> custodian</text:span> has successfully<text:span text:style-name="T16"> have an PAR</text:span></text:p>
      <text:p text:style-name="P11">Main Course:</text:p>
      <text:p text:style-name="P23"><text:span text:style-name="T6">1.) </text:span><text:span text:style-name="T11">The </text:span><text:span text:style-name="T14">custodian</text:span><text:span text:style-name="T11"> input an ite</text:span><text:span text:style-name="T12">m</text:span><text:span text:style-name="T11"> name</text:span><text:span text:style-name="T12">,</text:span><text:span text:style-name="T11"> quantity to be withdraw</text:span><text:span text:style-name="T12"> and the name of accountable person </text:span></text:p>
      <text:p text:style-name="P21"><text:span text:style-name="T6">2.)</text:span> <text:span text:style-name="T8">The system then verifies the input</text:span></text:p>
      <text:p text:style-name="P21"><text:span text:style-name="T6">3.) </text:span><text:s/><text:span text:style-name="T8">The system then print the PAR</text:span></text:p>
      <text:p text:style-name="P13">4.) <text:span text:style-name="T9">The system will update the said employees ledger</text:span></text:p>
      <text:p text:style-name="P21"><text:tab/><text:span text:style-name="T6">Exception(s):</text:span></text:p>
      <text:p text:style-name="P21"><text:tab/><text:tab/><text:span text:style-name="T7">1</text:span><text:span text:style-name="T6">a.)</text:span><text:span text:style-name="T7"> </text:span><text:span text:style-name="T10">if pending</text:span></text:p>
      <text:p text:style-name="P18"><text:span text:style-name="T9"><text:tab/><text:tab/><text:tab/>-notify the admin</text:span></text:p>
      <text:p text:style-name="P18"><text:span text:style-name="T9"><text:tab/><text:tab/><text:tab/>-exit <text:s/>use case</text:span></text:p>
      <text:p text:style-name="P18"><text:span text:style-name="T9"/></text:p>
      <text:p text:style-name="P24"><text:span text:style-name="T6">Description: </text:span>Allows a<text:span text:style-name="T20"> cost center</text:span> to <text:span text:style-name="T16">have a WRS</text:span></text:p>
      <text:p text:style-name="P24"><text:span text:style-name="T6">Actor: </text:span><text:span text:style-name="T14">C</text:span><text:span text:style-name="T15">ost center</text:span></text:p>
      <text:p text:style-name="P24"><text:span text:style-name="T6">Pre-Conditions: </text:span><text:span text:style-name="T10">the item has I</text:span><text:span text:style-name="T12">R</text:span><text:span text:style-name="T10">R</text:span></text:p>
      <text:p text:style-name="P24"><text:span text:style-name="T6">Post-Conditions: </text:span>The<text:span text:style-name="T20"> custodian</text:span> has successfully<text:span text:style-name="T16"> have a WRS</text:span></text:p>
      <text:p text:style-name="P14">Main Course:</text:p>
      <text:p text:style-name="P24"><text:span text:style-name="T6">1.) </text:span><text:span text:style-name="T11">The </text:span><text:span text:style-name="T14">custodian</text:span><text:span text:style-name="T11"> input an ite</text:span><text:span text:style-name="T12">m</text:span><text:span text:style-name="T11"> name</text:span><text:span text:style-name="T12">,</text:span><text:span text:style-name="T11"> quantity to be withdraw</text:span><text:span text:style-name="T12"> and the name of accountable person </text:span></text:p>
      <text:p text:style-name="P24"><text:span text:style-name="T6">2.)</text:span> <text:span text:style-name="T8">The system then verifies the input</text:span></text:p>
      <text:p text:style-name="P24"><text:span text:style-name="T6">3.) </text:span><text:s/><text:span text:style-name="T8">The system then print the WRS</text:span></text:p>
      <text:p text:style-name="P24"><text:tab/><text:span text:style-name="T6">Exception(s):</text:span></text:p>
      <text:p text:style-name="P20"><text:span text:style-name="T9"/></text:p>
      <text:p text:style-name="P23"><text:span text:style-name="T6">Description: </text:span>Allows a user to<text:span text:style-name="T17"> return an item from the inventory station(for confirmation)</text:span></text:p>
      <text:p text:style-name="P23"><text:span text:style-name="T6">Actor: </text:span><text:span text:style-name="T15">cost center</text:span></text:p>
      <text:p text:style-name="P23"><text:span text:style-name="T6">Pre-Conditions: </text:span><text:span text:style-name="T10">the item has </text:span><text:span text:style-name="T12">withdrawn </text:span></text:p>
      <text:p text:style-name="P23"><text:span text:style-name="T6">Post-Conditions: </text:span>The <text:span text:style-name="T21">cost center</text:span> has successfully<text:span text:style-name="T16"> have an GARV</text:span></text:p>
      <text:p text:style-name="P12">Main Course:</text:p>
      <text:p text:style-name="P23"><text:span text:style-name="T6">1.) </text:span><text:span text:style-name="T11">The user input an item name and quantity to be </text:span><text:span text:style-name="T12">return</text:span></text:p>
      <text:p text:style-name="P23"><text:span text:style-name="T6">2.)</text:span> <text:span text:style-name="T8">The system then verifies the input</text:span></text:p>
      <text:p text:style-name="P23"><text:span text:style-name="T6">3.) </text:span><text:s/><text:span text:style-name="T8">The system then print the GARV</text:span></text:p>
      <text:p text:style-name="P23"/>
      <text:p text:style-name="P23"><text:span text:style-name="T6">Description: </text:span>Allows a <text:span text:style-name="T21">Custodian</text:span> to <text:span text:style-name="T17">confirm the returned item in the inventory station</text:span></text:p>
      <text:p text:style-name="P23"><text:span text:style-name="T6">Actor: </text:span><text:span text:style-name="T15">Custodian</text:span></text:p>
      <text:p text:style-name="P23"><text:soft-page-break/><text:span text:style-name="T6">Pre-Conditions: </text:span><text:span text:style-name="T10">the item has </text:span><text:span text:style-name="T12">GARV</text:span></text:p>
      <text:p text:style-name="P23"><text:span text:style-name="T6">Post-Conditions: </text:span>The <text:span text:style-name="T17">admin</text:span> has <text:span text:style-name="T17">confirm the GARV form and the system updates the return record</text:span></text:p>
      <text:p text:style-name="P12">Main Course:</text:p>
      <text:p text:style-name="P23"><text:span text:style-name="T6">1.) </text:span><text:span text:style-name="T11">The </text:span><text:span text:style-name="T12">admin checks the serial number of the item using PAR</text:span></text:p>
      <text:p text:style-name="P23"><text:span text:style-name="T6">2.)</text:span> <text:span text:style-name="T8">The admin will confirm the GARV form</text:span></text:p>
      <text:p text:style-name="P23"><text:span text:style-name="T6">3.) </text:span><text:s/><text:span text:style-name="T8">The system will update the return record</text:span></text:p>
      <text:p text:style-name="P23"><text:tab/><text:span text:style-name="T6">Exception(s):</text:span></text:p>
      <text:p text:style-name="P23"><text:tab/><text:tab/><text:span text:style-name="T7">1</text:span><text:span text:style-name="T6">a.)</text:span><text:span text:style-name="T7"> </text:span><text:span text:style-name="T12">if the serial number </text:span><text:span text:style-name="T13">doesn't match</text:span></text:p>
      <text:p text:style-name="P19"><text:span text:style-name="T9"><text:tab/><text:tab/><text:tab/>-</text:span><text:span text:style-name="T13">notify then exit use case</text:span></text:p>
      <text:p text:style-name="P19"><text:span text:style-name="T9"><text:tab/><text:tab/><text:tab/>-exit <text:s/>use case</text:span></text:p>
      <text:p text:style-name="P19"/>
      <text:p text:style-name="P19"/>
      <text:p text:style-name="P19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984cm" fo:margin-right="1.98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nie </meta:initial-creator>
    <meta:creation-date>2015-04-13T17:09:44.084629659</meta:creation-date>
    <dc:date>2015-04-13T23:03:48.739320925</dc:date>
    <dc:creator>jennie </dc:creator>
    <meta:editing-duration>PT3H22M35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3" meta:paragraph-count="89" meta:word-count="616" meta:character-count="3732" meta:non-whitespace-character-count="3136"/>
  </office:meta>
</office:document-meta>
</file>